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3" svg:font-family="'Lohit Devanagari'"/>
    <style:font-face style:name="Courier New1" svg:font-family="'Courier New'" style:font-family-generic="modern"/>
    <style:font-face style:name="MS Mincho" svg:font-family="'MS Mincho', 'Arial Unicode MS'" style:font-family-generic="roman"/>
    <style:font-face style:name="Times New Roman Bold" svg:font-family="'Times New Roman Bold'" style:font-family-generic="roman"/>
    <style:font-face style:name="Courier New" svg:font-family="'Courier New'" style:font-family-generic="modern" style:font-pitch="fixed"/>
    <style:font-face style:name="Courier New2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MS Mincho1" svg:font-family="'MS Mincho', 'Arial Unicode MS'" style:font-family-generic="roman" style:font-pitch="variable"/>
    <style:font-face style:name="Noto Sans CJK SC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Times New Roman Bold1" svg:font-family="'Times New Roman Bold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P1" style:family="paragraph">
      <style:paragraph-properties fo:margin-top="0in" fo:margin-bottom="0in" fo:text-align="end" style:writing-mode="lr-tb"/>
    </style:style>
    <style:style style:name="P2" style:family="paragraph">
      <loext:graphic-properties draw:fill="solid" draw:fill-color="#ffffff"/>
      <style:paragraph-properties fo:margin-top="0in" fo:margin-bottom="0in" fo:text-align="end" style:writing-mode="lr-tb"/>
      <style:text-properties fo:font-size="7.5pt" style:font-size-asian="7.5pt" style:font-size-complex="7.5pt"/>
    </style:style>
    <style:style style:name="P3" style:family="paragraph">
      <style:paragraph-properties fo:margin-top="0in" fo:margin-bottom="0in" fo:text-align="start" style:writing-mode="lr-tb"/>
    </style:style>
    <style:style style:name="P4" style:family="paragraph">
      <loext:graphic-properties draw:fill="none" draw:fill-color="#ffffff"/>
      <style:paragraph-properties fo:margin-top="0in" fo:margin-bottom="0in" fo:text-align="start" style:writing-mode="lr-tb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 draw:fill-color="#ffffff"/>
      <style:paragraph-properties style:writing-mode="lr-tb"/>
    </style:style>
    <style:style style:name="P8" style:family="paragraph">
      <style:paragraph-properties fo:margin-top="0in" fo:margin-bottom="0in" fo:text-align="center" style:writing-mode="lr-tb"/>
    </style:style>
    <style:style style:name="P9" style:family="paragraph">
      <loext:graphic-properties draw:fill="none" draw:fill-color="#ffffff"/>
      <style:paragraph-properties fo:margin-top="0in" fo:margin-bottom="0in" fo:text-align="center" style:writing-mode="lr-tb"/>
    </style:style>
    <style:style style:name="P10" style:family="paragraph">
      <loext:graphic-properties draw:fill="solid" draw:fill-color="#ffffff"/>
      <style:paragraph-properties fo:margin-top="0in" fo:margin-bottom="0in" fo:text-align="end" style:writing-mode="lr-tb"/>
    </style:style>
    <style:style style:name="P11" style:family="paragraph">
      <loext:graphic-properties draw:fill="solid" draw:fill-color="#ffffff"/>
      <style:paragraph-properties fo:margin-top="0in" fo:margin-bottom="0in" fo:text-align="center" style:writing-mode="lr-tb"/>
    </style:style>
    <style:style style:name="P12" style:family="paragraph">
      <style:paragraph-properties fo:margin-top="0in" fo:margin-bottom="0in" fo:text-align="center" style:writing-mode="lr-tb">
        <style:tab-stops/>
      </style:paragraph-properties>
    </style:style>
    <style:style style:name="P13" style:family="paragraph">
      <loext:graphic-properties draw:fill="solid" draw:fill-color="#ffffff"/>
      <style:paragraph-properties fo:margin-top="0in" fo:margin-bottom="0.0835in" fo:text-align="center" style:writing-mode="lr-tb"/>
    </style:style>
    <style:style style:name="T1" style:family="text">
      <style:text-properties style:use-window-font-color="true" style:font-name="Courier New" fo:font-size="7.5pt" fo:language="en" fo:country="GB" fo:font-weight="bold" style:font-name-asian="Times New Roman" style:font-size-asian="7.5pt" style:font-weight-asian="bold" style:font-name-complex="Courier New1" style:font-size-complex="7.5pt" style:language-complex="ar" style:country-complex="SA"/>
    </style:style>
    <style:style style:name="T2" style:family="text">
      <style:text-properties style:use-window-font-color="true" style:font-name="Courier New1" fo:font-size="8pt" fo:language="en" fo:country="GB" fo:font-weight="bold" style:font-name-asian="MS Mincho" style:font-size-asian="8pt" style:font-weight-asian="bold" style:font-name-complex="Courier New1" style:font-size-complex="12pt" style:language-complex="ar" style:country-complex="SA" style:font-weight-complex="bold"/>
    </style:style>
    <style:style style:name="T3" style:family="text">
      <style:text-properties style:use-window-font-color="true" style:font-name="Courier New1" fo:font-size="8pt" fo:language="en" fo:country="GB" style:font-name-asian="MS Mincho" style:font-size-asian="8pt" style:font-name-complex="Courier New1" style:font-size-complex="8pt" style:language-complex="ar" style:country-complex="SA"/>
    </style:style>
    <style:style style:name="T4" style:family="text">
      <style:text-properties style:use-window-font-color="true" style:font-name="Times New Roman" fo:font-size="8pt" fo:language="en" fo:country="GB" fo:font-weight="bold" style:font-name-asian="MS Mincho" style:font-size-asian="8pt" style:font-weight-asian="bold" style:font-name-complex="Times New Roman" style:font-size-complex="12pt" style:language-complex="ar" style:country-complex="SA" style:font-weight-complex="bold"/>
    </style:style>
    <style:style style:name="T5" style:family="text">
      <style:text-properties style:use-window-font-color="true" style:font-name="Courier New1" fo:font-size="7.5pt" fo:language="en" fo:country="GB" fo:font-weight="bold" style:font-name-asian="Times New Roman" style:font-size-asian="7.5pt" style:font-weight-asian="bold" style:font-name-complex="Courier New1" style:font-size-complex="7.5pt" style:language-complex="ar" style:country-complex="SA"/>
    </style:style>
    <style:style style:name="T6" style:family="text">
      <style:text-properties style:use-window-font-color="true" style:font-name="Times New Roman" fo:font-size="8pt" fo:language="en" fo:country="GB" fo:font-weight="bold" style:font-name-asian="Times New Roman" style:font-size-asian="8pt" style:font-weight-asian="bold" style:font-name-complex="Times New Roman" style:font-size-complex="12pt" style:language-complex="ar" style:country-complex="SA" style:font-weight-complex="bold"/>
    </style:style>
    <style:style style:name="T7" style:family="text">
      <style:text-properties style:use-window-font-color="true" style:font-name="Times New Roman" fo:font-size="8pt" fo:language="en" fo:country="GB" style:font-name-asian="Times New Roman" style:font-size-asian="8pt" style:font-name-complex="Times New Roman" style:font-size-complex="12pt" style:language-complex="ar" style:country-complex="SA" style:font-weight-complex="bold"/>
    </style:style>
    <style:style style:name="T8" style:family="text">
      <style:text-properties style:use-window-font-color="true" style:font-name="Courier New1" fo:font-size="8pt" fo:language="en" fo:country="GB" fo:font-weight="bold" style:font-name-asian="Times New Roman" style:font-size-asian="8pt" style:font-weight-asian="bold" style:font-name-complex="Courier New1" style:font-size-complex="12pt" style:language-complex="ar" style:country-complex="SA" style:font-weight-complex="bold"/>
    </style:style>
    <style:style style:name="T9" style:family="text">
      <style:text-properties style:use-window-font-color="true" style:font-name="Courier New1" fo:font-size="10pt" fo:language="en" fo:country="GB" style:font-name-asian="Times New Roman" style:font-size-asian="10pt" style:font-name-complex="Courier New1" style:font-size-complex="12pt" style:language-complex="ar" style:country-complex="SA"/>
    </style:style>
    <style:style style:name="T10" style:family="text">
      <style:text-properties style:use-window-font-color="true" style:font-name="Courier New1" fo:font-size="8pt" fo:language="en" fo:country="GB" style:font-name-asian="Times New Roman" style:font-size-asian="8pt" style:font-name-complex="Courier New1" style:font-size-complex="12pt" style:language-complex="ar" style:country-complex="SA"/>
    </style:style>
    <style:style style:name="T11" style:family="text">
      <style:text-properties style:use-window-font-color="true" style:font-name="Times New Roman" fo:font-size="12pt" fo:language="en" fo:country="GB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2" style:family="text">
      <style:text-properties style:use-window-font-color="true" style:font-name="Times New Roman" fo:font-size="10pt" fo:language="en" fo:country="GB" fo:font-weight="bold" style:font-name-asian="Times New Roman" style:font-size-asian="10pt" style:font-weight-asian="bold" style:font-name-complex="Times New Roman" style:font-size-complex="12pt" style:language-complex="ar" style:country-complex="SA" style:font-weight-complex="bold"/>
    </style:style>
    <style:style style:name="T13" style:family="text">
      <style:text-properties style:use-window-font-color="true" style:font-name="Courier New1" fo:font-size="8pt" fo:language="en" fo:country="GB" fo:font-weight="bold" style:font-name-asian="Times New Roman" style:font-size-asian="8pt" style:font-weight-asian="bold" style:font-name-complex="Courier New1" style:font-size-complex="8pt" style:language-complex="ar" style:country-complex="SA"/>
    </style:style>
    <style:style style:name="T14" style:family="text">
      <style:text-properties fo:color="#ff0000" style:font-name="Times New Roman Bold" fo:font-size="12pt" fo:language="en" fo:country="GB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5" style:family="text">
      <style:text-properties fo:color="#ff0000" style:font-name="Times New Roman Bold" fo:font-size="10pt" fo:language="en" fo:country="GB" fo:font-weight="bold" style:font-name-asian="Times New Roman" style:font-size-asian="10pt" style:font-weight-asian="bold" style:font-name-complex="Times New Roman" style:font-size-complex="12pt" style:language-complex="ar" style:country-complex="SA" style:font-weight-complex="bold"/>
    </style:style>
    <style:style style:name="gr1" style:family="graphic">
      <style:graphic-properties fo:margin-left="0.1256in" fo:margin-right="0.1256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ffffff" draw:textarea-horizontal-align="left" draw:textarea-vertical-align="middle" draw:auto-grow-height="false" draw:auto-grow-width="false" fo:padding-top="0in" fo:padding-bottom="0in" fo:padding-left="0in" fo:padding-right="0in" fo:wrap-option="wrap" draw:shadow="hidden" style:run-through="foreground"/>
      <style:paragraph-properties style:writing-mode="lr-tb"/>
    </style:style>
    <style:style style:name="gr3" style:family="graphic">
      <style:graphic-properties style:run-through="foreground"/>
    </style:style>
    <style:style style:name="gr4" style:family="graphic">
      <style:graphic-properties draw:stroke="none" draw:fill="none" draw:fill-color="#ffffff" draw:textarea-horizontal-align="left" draw:textarea-vertical-align="middle" draw:auto-grow-height="false" draw:auto-grow-width="false" fo:padding-top="0in" fo:padding-bottom="0in" fo:padding-left="0in" fo:padding-right="0in" fo:wrap-option="wrap" draw:shadow="hidden" style:run-through="foreground"/>
      <style:paragraph-properties style:writing-mode="lr-tb"/>
    </style:style>
    <style:style style:name="gr5" style:family="graphic">
      <style:graphic-properties draw:stroke="dash" draw:stroke-dash="Dashed_20__28_var_29__20_3" svg:stroke-width="0.0102in" svg:stroke-color="#000000" draw:marker-end="msArrowOpenEnd_20_1" draw:marker-end-width="0.1701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6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min-height="4.6839in" fo:min-width="5.528in" fo:padding-top="0.0902in" fo:padding-bottom="0.0902in" fo:padding-left="0.1736in" fo:padding-right="0.1736in" fo:wrap-option="wrap" draw:shadow="hidden" style:run-through="foreground"/>
    </style:style>
    <style:style style:name="gr7" style:family="graphic">
      <style:graphic-properties draw:stroke="solid" svg:stroke-width="0.0102in" svg:stroke-color="#000000" draw:stroke-linejoin="miter" draw:fill="solid" draw:fill-color="#ffffff" draw:textarea-horizontal-align="left" draw:textarea-vertical-align="top" draw:auto-grow-height="false" fo:min-height="0.3646in" fo:min-width="0.3874in" fo:padding-top="0.0902in" fo:padding-bottom="0.0902in" fo:padding-left="0.1736in" fo:padding-right="0.1736in" fo:wrap-option="wrap" draw:shadow="hidden" style:run-through="foreground"/>
    </style:style>
    <style:style style:name="gr8" style:family="graphic">
      <style:graphic-properties draw:stroke="none" draw:fill="none" draw:fill-color="#ffffff" draw:textarea-horizontal-align="center" draw:textarea-vertical-align="middle" draw:auto-grow-height="false" draw:auto-grow-width="false" fo:padding-top="0in" fo:padding-bottom="0in" fo:padding-left="0.0098in" fo:padding-right="0.0098in" fo:wrap-option="wrap" draw:shadow="hidden" style:run-through="foreground"/>
      <style:paragraph-properties style:writing-mode="lr-tb"/>
    </style:style>
    <style:style style:name="gr9" style:family="graphic">
      <style:graphic-properties draw:stroke="solid" svg:stroke-width="0.0102in" svg:stroke-color="#000000" draw:stroke-linejoin="miter" draw:fill="solid" draw:fill-color="#ffffff" draw:textarea-horizontal-align="center" draw:textarea-vertical-align="middle" draw:auto-grow-height="false" draw:auto-grow-width="false" fo:padding-top="0in" fo:padding-bottom="0in" fo:padding-left="0.05in" fo:padding-right="0.05in" fo:wrap-option="wrap" draw:shadow="hidden" style:run-through="foreground"/>
      <style:paragraph-properties style:writing-mode="lr-tb"/>
    </style:style>
    <style:style style:name="gr10" style:family="graphic">
      <style:graphic-properties draw:stroke="solid" svg:stroke-width="0.0102in" svg:stroke-color="#000000" draw:stroke-linejoin="miter" draw:fill="solid" draw:fill-color="#ffffff" draw:textarea-horizontal-align="left" draw:textarea-vertical-align="top" draw:auto-grow-height="false" fo:min-height="0.3862in" fo:min-width="0.4799in" fo:padding-top="0.0902in" fo:padding-bottom="0.0902in" fo:padding-left="0.1736in" fo:padding-right="0.1736in" fo:wrap-option="wrap" draw:shadow="hidden" style:run-through="foreground"/>
    </style:style>
    <style:style style:name="gr11" style:family="graphic">
      <style:graphic-properties draw:stroke="solid" svg:stroke-width="0.0102in" svg:stroke-color="#000000" draw:stroke-linejoin="miter" draw:fill="solid" draw:fill-color="#ffffff" draw:textarea-horizontal-align="left" draw:textarea-vertical-align="top" draw:auto-grow-height="false" fo:min-height="0.372in" fo:min-width="0.4339in" fo:padding-top="0.0902in" fo:padding-bottom="0.0902in" fo:padding-left="0.1736in" fo:padding-right="0.1736in" fo:wrap-option="wrap" draw:shadow="hidden" style:run-through="foreground"/>
    </style:style>
    <style:style style:name="gr12" style:family="graphic">
      <style:graphic-properties draw:stroke="none" draw:fill="none" draw:fill-color="#ffffff" draw:textarea-horizontal-align="center" draw:textarea-vertical-align="middle" draw:auto-grow-height="false" draw:auto-grow-width="false" fo:padding-top="0in" fo:padding-bottom="0in" fo:padding-left="0in" fo:padding-right="0in" fo:wrap-option="wrap" draw:shadow="hidden" style:run-through="foreground"/>
      <style:paragraph-properties style:writing-mode="lr-tb"/>
    </style:style>
    <style:style style:name="gr13" style:family="graphic">
      <style:graphic-properties draw:stroke="solid" svg:stroke-width="0.0102in" svg:stroke-color="#000000" draw:marker-end="msArrowEnd_20_5" draw:marker-end-width="0.145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14" style:family="graphic">
      <style:graphic-properties draw:stroke="none" draw:fill="none" draw:fill-color="#ffffff" draw:textarea-horizontal-align="center" draw:textarea-vertical-align="middle" draw:auto-grow-height="false" draw:auto-grow-width="false" fo:padding-top="0in" fo:padding-bottom="0in" fo:padding-left="0.05in" fo:padding-right="0.05in" fo:wrap-option="wrap" draw:shadow="hidden" style:run-through="foreground"/>
      <style:paragraph-properties style:writing-mode="lr-tb"/>
    </style:style>
    <style:style style:name="gr15" style:family="graphic">
      <style:graphic-properties draw:stroke="solid" svg:stroke-width="0.0102in" svg:stroke-color="#000000" draw:stroke-linejoin="miter" draw:fill="solid" draw:fill-color="#ffffff" draw:textarea-horizontal-align="justify" draw:textarea-vertical-align="middle" draw:auto-grow-height="false" draw:auto-grow-width="false" fo:padding-top="0in" fo:padding-bottom="0in" fo:padding-left="0.05in" fo:padding-right="0.05in" fo:wrap-option="wrap" draw:shadow="hidden" style:run-through="foreground"/>
      <style:paragraph-properties style:writing-mode="lr-tb"/>
    </style:style>
    <style:style style:name="gr16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.05in" fo:padding-right="0.05in" fo:wrap-option="wrap" draw:shadow="hidden" style:run-through="foreground"/>
      <style:paragraph-properties style:writing-mode="lr-tb"/>
    </style:style>
    <style:style style:name="gr17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min-height="0in" fo:min-width="0in" fo:padding-top="0.0902in" fo:padding-bottom="0.0902in" fo:padding-left="0.1736in" fo:padding-right="0.1736in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char" draw:z-index="0" draw:style-name="gr1"><draw:frame draw:style-name="gr2" draw:text-style-name="P2" svg:width="3.3858in" svg:height="0.2087in" svg:x="1.1717in" svg:y="3.5843in"><draw:text-box><text:p text:style-name="P1"><text:span text:style-name="T1"><text:s text:c="4"/></text:span><text:span text:style-name="T1">allow unconfined_t secure_services_exec_t : file</text:span></text:p></draw:text-box></draw:frame><draw:g draw:style-name="gr3"><draw:frame draw:style-name="gr4" draw:text-style-name="P4" svg:width="3.7016in" svg:height="0.348in" svg:x="1.1063in" svg:y="2.9055in"><draw:text-box><text:p text:style-name="P3"><text:span text:style-name="T2">type_transition unconfined_t</text:span></text:p><text:p text:style-name="P3"><text:span text:style-name="T2"><text:s text:c="2"/></text:span><text:span text:style-name="T2">secure_services_exec_t : process ext_gateway_t;</text:span></text:p></draw:text-box></draw:frame><draw:g draw:style-name="gr3"><draw:line draw:style-name="gr5" draw:text-style-name="P5" svg:x1="1.1063in" svg:y1="1.1126in" svg:x2="5.2528in" svg:y2="3.4134in"><text:p/></draw:line><draw:g draw:style-name="gr3"><draw:custom-shape draw:style-name="gr6" draw:text-style-name="P6" svg:width="5.8752in" svg:height="4.865in" svg:x="0in" svg:y="0.1299in"><text:p/><draw:enhanced-geometry svg:viewBox="0 0 21600 21600" draw:type="rectangle" draw:enhanced-path="M 0 0 L 21600 0 21600 21600 0 21600 0 0 Z N"/></draw:custom-shape><draw:g draw:style-name="gr3"><draw:g draw:style-name="gr3"><draw:custom-shape draw:style-name="gr7" draw:text-style-name="P7" svg:width="1.0394in" svg:height="0.7705in" svg:x="0.1327in" svg:y="0.57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8" draw:text-style-name="P9" svg:width="0.9059in" svg:height="0.4579in" svg:x="0.2189in" svg:y="0.761in"><draw:text-box><text:p text:style-name="P8"><text:span text:style-name="T3">unconfined_t</text:span></text:p><text:p text:style-name="P8"><text:span text:style-name="T4">Parent Process</text:span></text:p></draw:text-box></draw:frame></draw:g><draw:frame draw:style-name="gr9" draw:text-style-name="P10" svg:width="3.0398in" svg:height="0.1878in" svg:x="1.4492in" svg:y="1.9217in"><draw:text-box><text:p text:style-name="P1"><text:span text:style-name="T5">allow unconfined_t ext_gateway_t : process </text:span></text:p></draw:text-box></draw:frame><draw:g draw:style-name="gr3"><draw:custom-shape draw:style-name="gr10" draw:text-style-name="P7" svg:width="1.1689in" svg:height="0.8016in" svg:x="0.0673in" svg:y="4.0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8" draw:text-style-name="P9" svg:width="0.9894in" svg:height="0.4878in" svg:x="0.1457in" svg:y="4.2673in"><draw:text-box><text:p text:style-name="P8"><text:span text:style-name="T3">ext_gateway_t</text:span></text:p><text:p text:style-name="P8"><text:span text:style-name="T6">New program </text:span><text:span text:style-name="T7">(secure_server)</text:span></text:p></draw:text-box></draw:frame></draw:g><draw:g draw:style-name="gr3"><draw:custom-shape draw:style-name="gr11" draw:text-style-name="P7" svg:width="1.1039in" svg:height="0.7807in" svg:x="0.1327in" svg:y="2.10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8" draw:text-style-name="P9" svg:width="0.9059in" svg:height="0.4398in" svg:x="0.2189in" svg:y="2.3197in"><draw:text-box><text:p text:style-name="P8"><text:span text:style-name="T3">unconfined_t</text:span></text:p><text:p text:style-name="P8"><text:span text:style-name="T4">Child Process</text:span></text:p></draw:text-box></draw:frame></draw:g><draw:frame draw:style-name="gr12" draw:text-style-name="P9" svg:width="0.7504in" svg:height="0.2421in" svg:x="0.1874in" svg:y="2.9217in"><draw:text-box><text:p text:style-name="P8"><text:span text:style-name="T8">execve ()</text:span></text:p><text:p text:style-name="P8"><text:span text:style-name="T9"/></text:p></draw:text-box></draw:frame><draw:frame draw:style-name="gr12" draw:text-style-name="P9" svg:width="0.6252in" svg:height="0.2252in" svg:x="0.3126in" svg:y="1.3799in"><draw:text-box><text:p text:style-name="P8"><text:span text:style-name="T8">fork ()</text:span></text:p><text:p text:style-name="P8"><text:span text:style-name="T9"/></text:p></draw:text-box></draw:frame><draw:line draw:style-name="gr13" draw:text-style-name="P5" svg:x1="0.698in" svg:y1="1.3492in" svg:x2="0.698in" svg:y2="2.1201in"><text:p/></draw:line><draw:line draw:style-name="gr13" draw:text-style-name="P5" svg:x1="0.6764in" svg:y1="2.9008in" svg:x2="0.6764in" svg:y2="4.1091in"><text:p/></draw:line><draw:frame draw:style-name="gr8" draw:text-style-name="P9" svg:width="2.4051in" svg:height="0.1567in" svg:x="0in" svg:y="3.3689in"><draw:text-box><text:p text:style-name="P8"><text:span text:style-name="T10">system_u:system_r:ext_gateway_t</text:span></text:p><text:p text:style-name="P8"><text:span text:style-name="T9"/></text:p></draw:text-box></draw:frame><draw:frame draw:style-name="gr8" draw:text-style-name="P9" svg:width="2.3425in" svg:height="0.1567in" svg:x="0.0626in" svg:y="0.4106in"><draw:text-box><text:p text:style-name="P8"><text:span text:style-name="T10">system_u:system_r:unconfined_t</text:span></text:p><text:p text:style-name="P8"><text:span text:style-name="T9"/></text:p></draw:text-box></draw:frame><draw:frame draw:style-name="gr14" draw:text-style-name="P9" svg:width="0.8752in" svg:height="0.2894in" svg:x="0.2709in" svg:y="0.2028in"><draw:text-box><text:p text:style-name="P8"><text:span text:style-name="T11">Process</text:span></text:p><text:p text:style-name="P8"><text:span text:style-name="T12"/></text:p></draw:text-box></draw:frame><draw:frame draw:style-name="gr15" draw:text-style-name="P11" svg:width="1.0004in" svg:height="0.198in" svg:x="4.75in" svg:y="1.9209in"><draw:text-box><text:p text:style-name="P8"><text:span text:style-name="T13">transition</text:span></text:p></draw:text-box></draw:frame><draw:frame draw:style-name="gr9" draw:text-style-name="P13" svg:width="1.0004in" svg:height="0.4512in" svg:x="4.8047in" svg:y="3.4134in"><draw:text-box><text:p text:style-name="P12"><text:span text:style-name="T13">execute</text:span></text:p><text:p text:style-name="P12"><text:span text:style-name="T13">read</text:span></text:p><text:p text:style-name="P8"><text:span text:style-name="T13">getattr </text:span></text:p><text:p text:style-name="P8"><text:span text:style-name="T13"/></text:p></draw:text-box></draw:frame><draw:frame draw:style-name="gr9" draw:text-style-name="P10" svg:width="3.3886in" svg:height="0.2087in" svg:x="1.1634in" svg:y="3.8902in"><draw:text-box><text:p text:style-name="P1"><text:span text:style-name="T5"><text:s text:c="2"/></text:span><text:span text:style-name="T5">allow ext_gateway_t secure_services_exec_t : file</text:span><text:span text:style-name="T13"> </text:span></text:p></draw:text-box></draw:frame><draw:frame draw:style-name="gr15" draw:text-style-name="P11" svg:width="1.0004in" svg:height="0.2504in" svg:x="4.8047in" svg:y="3.8638in"><draw:text-box><text:p text:style-name="P8"><text:span text:style-name="T13">entrypoint</text:span></text:p></draw:text-box></draw:frame><draw:line draw:style-name="gr13" draw:text-style-name="P5" svg:x1="4.4898in" svg:y1="2.0154in" svg:x2="4.7398in" svg:y2="2.0154in"><text:p/></draw:line><draw:line draw:style-name="gr5" draw:text-style-name="P5" svg:x1="1.0937in" svg:y1="0.8799in" svg:x2="5.1874in" svg:y2="1.9008in"><text:p/></draw:line><draw:line draw:style-name="gr5" draw:text-style-name="P5" svg:x1="1.0909in" svg:y1="4.6126in" svg:x2="5.3984in" svg:y2="4.1291in"><text:p/></draw:line><draw:g draw:style-name="gr3"><draw:frame draw:style-name="gr16" draw:text-style-name="P9" svg:width="0.2504in" svg:height="0.2504in" svg:x="2.4673in" svg:y="0.9646in"><draw:text-box><text:p text:style-name="P8"><text:span text:style-name="T14">1</text:span></text:p><text:p text:style-name="P8"><text:span text:style-name="T15"/></text:p></draw:text-box></draw:frame><draw:custom-shape draw:style-name="gr17" draw:text-style-name="P6" svg:width="0.2504in" svg:height="0.2504in" svg:x="2.4673in" svg:y="0.93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"><draw:frame draw:style-name="gr16" draw:text-style-name="P9" svg:width="0.2504in" svg:height="0.2504in" svg:x="3.8083in" svg:y="2.3717in"><draw:text-box><text:p text:style-name="P8"><text:span text:style-name="T14">2</text:span></text:p><text:p text:style-name="P8"><text:span text:style-name="T15"/></text:p></draw:text-box></draw:frame><draw:custom-shape draw:style-name="gr17" draw:text-style-name="P6" svg:width="0.2504in" svg:height="0.2504in" svg:x="3.8083in" svg:y="2.3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"><draw:frame draw:style-name="gr16" draw:text-style-name="P9" svg:width="0.2504in" svg:height="0.2504in" svg:x="3.35in" svg:y="4.4571in"><draw:text-box><text:p text:style-name="P8"><text:span text:style-name="T14">3</text:span></text:p><text:p text:style-name="P8"><text:span text:style-name="T15"/></text:p></draw:text-box></draw:frame><draw:custom-shape draw:style-name="gr17" draw:text-style-name="P6" svg:width="0.2504in" svg:height="0.2504in" svg:x="3.35in" svg:y="4.42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draw:style-name="gr13" draw:text-style-name="P5" svg:x1="4.5453in" svg:y1="3.989in" svg:x2="4.8055in" svg:y2="3.989in"><text:p/></draw:line><draw:frame draw:style-name="gr8" draw:text-style-name="P9" svg:width="2.2894in" svg:height="0.1776in" svg:x="0.0516in" svg:y="1.6606in"><draw:text-box><text:p text:style-name="P8"><text:span text:style-name="T10">system_u:system_r:unconfined_t</text:span></text:p><text:p text:style-name="P8"><text:span text:style-name="T9"/></text:p></draw:text-box></draw:frame></draw:g></draw:g></draw:g></draw:g><draw:line draw:style-name="gr13" draw:text-style-name="P5" svg:x1="4.5555in" svg:y1="3.6764in" svg:x2="4.8157in" svg:y2="3.6764in"><text:p/></draw:lin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3" svg:font-family="'Lohit Devanagari'"/>
    <style:font-face style:name="Courier New1" svg:font-family="'Courier New'" style:font-family-generic="modern"/>
    <style:font-face style:name="MS Mincho" svg:font-family="'MS Mincho', 'Arial Unicode MS'" style:font-family-generic="roman"/>
    <style:font-face style:name="Times New Roman Bold" svg:font-family="'Times New Roman Bold'" style:font-family-generic="roman"/>
    <style:font-face style:name="Courier New" svg:font-family="'Courier New'" style:font-family-generic="modern" style:font-pitch="fixed"/>
    <style:font-face style:name="Courier New2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MS Mincho1" svg:font-family="'MS Mincho', 'Arial Unicode MS'" style:font-family-generic="roman" style:font-pitch="variable"/>
    <style:font-face style:name="Noto Sans CJK SC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Times New Roman Bold1" svg:font-family="'Times New Roman Bold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marker draw:name="msArrowEnd_20_5" draw:display-name="msArrowEnd 5" svg:viewBox="0 0 210 210" svg:d="M105 0l105 210h-210z"/>
    <draw:marker draw:name="msArrowOpenEnd_20_1" draw:display-name="msArrowOpenEnd 1" svg:viewBox="0 0 245 245" svg:d="M123 0l122 223-37 22-85-157-86 157-37-22z"/>
    <draw:stroke-dash draw:name="Dashed_20__28_var_29__20_3" draw:display-name="Dashed (var) 3" draw:style="rect" draw:dots2="1" draw:dots2-length="0.0413in" draw:distance="0.031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3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3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in" fo:page-height="5.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7:39:09.211921364</meta:creation-date>
    <dc:date>2020-07-30T15:49:15.922934205</dc:date>
    <meta:editing-duration>PT2M19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